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60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2602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2.2602in"/>
        </style:tab-stops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rchitectural Design</text:span></text:p>
      <text:p text:style-name="Standard">Concerned with understanding how a system should be organized and designing the overall structure of that system.</text:p>
      <text:p text:style-name="Standard">Architectural in the small – Concerned with architecture of individual problem; decompose problem into components</text:p>
      <text:p text:style-name="Standard">Architectural in the large – complex enterprise systems that include other systems/programs</text:p>
      <text:p text:style-name="Standard">Advantages of designing and documenting software architecture: Stakeholder communication, System analysis, Large-scale reuse</text:p>
      <text:p text:style-name="Standard">Use of architectural model – Facilitating discussion about the system design (communicate with stakeholders), Complexity management, Documenting architecture design</text:p>
      <text:p text:style-name="Standard">Expressing design – Block Diagrams (boxes = components, line = communication), Architectural Language (Acme: An Architecture Description Interchange Language, AADL: Architecture Analysis and Design Language)</text:p>
      <text:p text:style-name="Standard">Architecture Design Decisions – Performance, Security, Safety (should it be one component or many), Availability (redundant components for easy replacement), Maintainability</text:p>
      <text:p text:style-name="Standard">Architectural views: Logical View, Process View, Development view, Physical view, Conceptual view</text:p>
      <text:p text:style-name="Standard">Architecture patterns: Model View Controller (model = data operations, view = data presentation, controller = user interaction), Layered Architecture Pattern (low levels are core functions), Repository Architecture (data in repository, accessible to all components, components only interact through repository), Client-server architecture, Pipe and Filter (data flows)</text:p>
      <text:p text:style-name="Standard">Application architectures – Transaction processing applications (database centered), Language processing systems (translate a language like a compiler)</text:p>
      <text:p text:style-name="Standard">How models help – Starting point, design checklist, way of organization of work, assess components for reuse, vocabulary for talking about app</text:p>
      <text:p text:style-name="Standard"><text:span text:style-name="T1">Design and Implementation</text:span></text:p>
      <text:p text:style-name="Standard">Identify software components and their relationships based on customer requirements</text:p>
      <text:p text:style-name="Standard">Advantages of Object oriented – Easier to change, objects understood and modified as standalone entities, changing one object does not affect the others, clear mapping of objects</text:p>
      <text:p text:style-name="Standard">Stages in OO design – Understand/define context and external interactions, design architecture, identify principal objects of system, develop design models, specify interfaces</text:p>
      <text:p text:style-name="Standard">System context model – Structural model to demonstrate other systems in environment system is being developed</text:p>
      <text:p text:style-name="Standard">Interaction model – dynamic model that show how the system interacts with its environment as it is used.</text:p>
      <text:p text:style-name="Standard"><text:soft-page-break/>Architecture design – Identify major components, identify interactions, organize components in architectural pattern</text:p>
      <text:p text:style-name="Standard">Object class identification – Grammatical analysis of a natural language description of the system, Tangible entities in app, Scenario-based analysis</text:p>
      <text:p text:style-name="Standard">Structural models – object classes and their relationships</text:p>
      <text:p text:style-name="Standard">Dynamic models – show interactions between objects</text:p>
      <text:p text:style-name="Standard">Useful Models – Subsystem model (Structural), Sequence model (dynamic), State machine model (dynamic)</text:p>
      <text:p text:style-name="Standard">Interface Specification – specify detail of the interface to an object or a group of objects, define signatures and semantics of the services provided, Not a 1:1 relationship</text:p>
      <text:p text:style-name="Standard">Design patterns – description of problem and solution, so solution can be reused, vocabulary for design, rely on object characteristics. Four essential elements: meaningful name, description of problem and when pattern is applied, solution description of the parts of the design, Statement of consequences</text:p>
      <text:p text:style-name="Standard">Observer pattern – Tell several objects that the state of other object changed</text:p>
      <text:p text:style-name="Standard">Façade pattern – tidy up interfaces to number of related objects, developed incrementally</text:p>
      <text:p text:style-name="Standard">Iterator pattern – provide standard way of accessing elements in collection</text:p>
      <text:p text:style-name="Standard">Decorator pattern – allow for extending functionality of existing class at run-time</text:p>
      <text:p text:style-name="Standard">Implementation issues – software reuse, configuration management, host-target development</text:p>
      <text:p text:style-name="Standard">Reuse – Abstraction level (reuse design), Object level (reuse objects), Component level (reuse groups of objects), System level (reuse entire app)</text:p>
      <text:p text:style-name="Standard">Cost of reuse – time to search for software, costs of buying software, costs of adapting software, costs of integrating software</text:p>
      <text:p text:style-name="Standard">Configuration management – general process for managing/changing software system. Three fundamental activities: Version management, System integration, Problem tracking</text:p>
      <text:p text:style-name="Standard">Host-target development – developed on your machine (Host) needs to be tested on target system through physical hardware or emulation/simulation</text:p>
      <text:p text:style-name="Standard">Software development platform – Integrated compiler/syntax-directed editor, debugging system, graphical editing tools, testing tools, project support tools</text:p>
      <text:p text:style-name="Standard"><text:span text:style-name="T1">Software Testing</text:span></text:p>
      <text:p text:style-name="Standard">Demonstrate that software meets customer needs</text:p>
      <text:p text:style-name="Standard">Manual testing – tester runs the programs with some test data</text:p>
      <text:p text:style-name="Standard">Automated testing – execute test with input and expected output, fast, not good with GUI</text:p>
      <text:p text:style-name="Standard">Validation – Are we building the right product? Does it meet customer expectations?</text:p>
      <text:p text:style-name="Standard"><text:soft-page-break/>Verification – Are we building the product right? Does it meet functional and non-functional requirements?</text:p>
      <text:p text:style-name="Standard">Required confidence depends on – software purpose, user expectations, marketing environment</text:p>
      <text:p text:style-name="Standard">Software Inspection/Reviews – Analyze: System Requirements, Design Models, source code, proposed system tests; Knowledge of: the system, application domain, programming/modeling language</text:p>
      <text:p text:style-name="Standard">Advantages of inspection – Static process; don’t need to be concerned with interactions between errors, Incomplete versions of system can be inspected without additional costs, Inspection can consider broader quality of program (compliance with standards, portability, maintainability)</text:p>
      <text:p text:style-name="Standard">Inspection vs testing – Inspection uncovers 90% of errors, Testing is still necessary because it can detect problems in program interaction (timing, performance, object interaction) Inspection can be too expensive for small companies.</text:p>
      <text:p text:style-name="Standard">Three stages of testing – Development testing (Unit/object, component, system testing), release testing (test complete software before users), User testing</text:p>
      <text:p text:style-name="P1">Parts of automated test – Setup (initialize system with test cases; inputs/outputs), Call (Call the object/method being tested), Assertion (compare results and expected)</text:p>
      <text:p text:style-name="P1">Black-box testing – view software as black box; don’t know how it is implemented but know expected behavior</text:p>
      <text:p text:style-name="P1">White-box testing – see code, tests derived from code</text:p>
      <text:p text:style-name="P1">Strategies for choosing tests – Partition testing (Identify groups of inputs with common characteristics; account for errors by programmers by using invalid input/input on the edge) Guideline-based testing (use testing guidelines to choose test cases; reflect previous experience)</text:p>
      <text:p text:style-name="P1">Whittaker’s guidelines – choose inputs that force all error generation, use inputs that cause buffers to overflow, repeat inputs numerous times, force invalid outputs, force computation results to be too high/low</text:p>
      <text:p text:style-name="P1">Interfaces between components – Parameter interfaces (pass data), Shared memory interfaces (memory block written/read by multiple components), Procedural interfaces (Interface on top of other components or procedures), Message passing interfaces (communicate between components)</text:p>
      <text:p text:style-name="P1">Interface errors – Interface misuse (error in component’s interface), Interface misunderstanding (called component making bad assumptions about its behavior), Timing errors (real-time systems that use shared memory or messages)</text:p>
      <text:p text:style-name="P1">Interface testing guidelines – design tests with inputs at extreme ends of ranges, test interface with null pointers, design tests that deliberately cause component to fail, use stress testing, if shared memory; design tests that vary the order of component activation</text:p>
      <text:p text:style-name="P1">Use case testing – Use use case or sequence diagram to model tests</text:p>
      <text:p text:style-name="P1">Test-driven development – interleave testing and code development, develop code incrementally, don’t move on until code passes tests</text:p>
      <text:p text:style-name="P1"><text:soft-page-break/>Test-driven development process – Identify the increment of functionality requires, write test for functionality, run test; should fail, Implement new functionality and re-run test, once all tests complete move to next functionality</text:p>
      <text:p text:style-name="P1">Benefits of test-driven development – Code coverage (all code tested), Regression testing (makes sure changed didn’t introduce new errors), Simplified debugging (obvious where problem is), System documentation (Tests describe what code should do)</text:p>
      <text:p text:style-name="P1">Problems with test-driven development – Programmers don’t like writing tests, can’t be used for system testing, doesn’t work well on a multi thread system, not good for very large projects</text:p>
      <text:p text:style-name="P1">Release testing – black-box testing, done by a team that did not develop system</text:p>
      <text:p text:style-name="P1">Ways of release testing – Requirements-based, scenario testing, performance testing</text:p>
      <text:p text:style-name="P1">Requirements-based testing – Use testable requirements; confirms that system implements requirements</text:p>
      <text:p text:style-name="P1">Scenario testing – devise typical scenarios of use; realistic system use testing; users can relate to this; tester plays the role of the user and makes deliberate mistakes</text:p>
      <text:p text:style-name="P1">Performance testing – ensure system can process load, increase load until system fails.</text:p>
      <text:p text:style-name="P1">Operational profile – tests reflect the actual mix of work that will be handled by the system</text:p>
      <text:p text:style-name="P1">User testing - important because developer can’t replicate the system’s working environment</text:p>
      <text:p text:style-name="P1">Alpha testing – user works with dev team to test at developer site</text:p>
      <text:p text:style-name="P1">Beta testing – software available to user, raise problems to devs</text:p>
      <text:p text:style-name="P1">Acceptance testing – User tests to see if system is ready to be accepted</text:p>
      <text:p text:style-name="P2">Software Evolution</text:p>
      <text:p text:style-name="P1">Four SE activities (recap) – Software specification, software design and implementation, software validation, software evolution</text:p>
      <text:p text:style-name="P1">Reasons for change – business changes, user expectation changes, error correction, adaptation, performance</text:p>
      <text:p text:style-name="P1">Evolution process – may be informal where change requests come from conversations</text:p>
      <text:p text:style-name="P1">Lehman's laws</text:p>
      <text:p text:style-name="P1">continuing change – a program used in real-world environment must change or becomes progressively less useful</text:p>
      <text:p text:style-name="P1">Increasing Complexity – as an evolving program changes its architecture becomes more complex</text:p>
      <text:p text:style-name="P1">Large program evolution – program evolution is a self-regulating process. System attributes such as size, time between releases, and the number of reported errors is approximately invariant for each system release.</text:p>
      <text:p text:style-name="P1"><text:soft-page-break/>Organizational stability – over a program's lifetime its rate of development is approximately consistant and independent of the resources devoted to system development</text:p>
      <text:p text:style-name="P1">Conservation of familiarity – over the lifetime of a syste, the incremental change in each release is approximately constant.</text:p>
      <text:p text:style-name="P1">Continuing growth – The functionality offered by systems has to continually increase to maintain user satisfaction</text:p>
      <text:p text:style-name="P1">Declining quality – the quality of systems will decline unless they are modified to reflect changes in their operational environment.</text:p>
      <text:p text:style-name="P1">Feedback system – Evolution processes incorporate multiagent, multiloop feedback systems and you have to treat them as feedback systems to achieve significant product inprovement.</text:p>
      <text:p text:style-name="P1">Types of software maintenance – fault repairs, environmental adaptation, functionality addition</text:p>
      <text:p text:style-name="P1">It costs more to implement something later than it does to implement it in development</text:p>
      <text:p text:style-name="P1">Maintainability – after a system has been put into service, you may be able to use process data to help predict maintainability</text:p>
      <text:p text:style-name="P1">Software reengineering – sometimes done to legacy systems to make them easier to maintain. Improve structure and understandability.</text:p>
      <text:p text:style-name="P1">Benefits of reengineering – reduced risk, reduced cost</text:p>
      <text:p text:style-name="P1">Preventitive maintenance by refactoring – make improvements to slow down degradation through change; modifying a program to improve structure, reduce complexity, make easier to understand; should not add functionality, concentrate on improvement; takes placer after system has been maintained for some time and maintenance costs are increasing.</text:p>
      <text:p text:style-name="P1">Bad smells – duplicate code, long method, switch (case) statements, data clamping, speculative generality</text:p>
      <text:p text:style-name="P1">Four strategies to legacy system management – scrap system entirely, leave system unchanged and continue maintenance, reengineer system to improve maintainability, replace all or part of the system</text:p>
      <text:p text:style-name="P1">Factors in environment assessment – supplier stability, failure rate, age, performance, support requirements, maintenance costs, interoperability</text:p>
      <text:p text:style-name="P1">Factors in application assessment – understandability, documentation, data, performance, programming language, configuration management, test data, personnel skil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es, Austin M</meta:initial-creator>
    <dc:creator>Austin Fies</dc:creator>
    <meta:editing-cycles>4</meta:editing-cycles>
    <meta:creation-date>2015-05-13T13:42:00</meta:creation-date>
    <dc:date>2015-05-13T19:56:14.18</dc:date>
    <meta:editing-duration>PT1M1S</meta:editing-duration>
    <meta:generator>OpenOffice/4.0.0$Win32 OpenOffice.org_project/400m3$Build-9702</meta:generator>
    <meta:document-statistic meta:table-count="0" meta:image-count="0" meta:object-count="0" meta:page-count="5" meta:paragraph-count="92" meta:word-count="1682" meta:character-count="12188"/>
    <meta:user-defined meta:name="AppVersion">15.0000</meta:user-defined>
    <meta:user-defined meta:name="Company">University of Wisconsin - Whitewa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